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Foto de <text:a xlink:type="simple" xlink:href="https://unsplash.com/es/@ventiviews?utm_content=creditCopyText&amp;utm_medium=referral&amp;utm_source=unsplash" text:style-name="Internet_20_link" text:visited-style-name="Visited_20_Internet_20_Link">Venti Views</text:a> en <text:a xlink:type="simple" xlink:href="https://unsplash.com/es/fotos/una-persona-saltando-en-el-aire-en-un-bosque-jhfDFVBCoKs?utm_content=creditCopyText&amp;utm_medium=referral&amp;utm_source=unsplash" text:style-name="Internet_20_link" text:visited-style-name="Visited_20_Internet_20_Link">Unsplash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8T17:21:46.981489913</meta:creation-date>
    <dc:date>2023-11-18T17:22:14.545742960</dc:date>
    <meta:editing-duration>PT28S</meta:editing-duration>
    <meta:editing-cycles>1</meta:editing-cycles>
    <meta:document-statistic meta:table-count="0" meta:image-count="0" meta:object-count="0" meta:page-count="1" meta:paragraph-count="1" meta:word-count="6" meta:character-count="31" meta:non-whitespace-character-count="26"/>
    <meta:generator>LibreOffice/7.3.7.2$Linux_X86_64 LibreOffice_project/30$Build-2</meta:generator>
  </office:meta>
</office:document-meta>
</file>